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2.99cm"/>
    </style:style>
    <style:style style:name="Tabla15.B" style:family="table-column">
      <style:table-column-properties style:column-width="14.023cm"/>
    </style:style>
    <style:style style:name="Tabla15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5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5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5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5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6" style:family="table">
      <style:table-properties style:width="14.023cm" table:align="margins"/>
    </style:style>
    <style:style style:name="Tabla16.A" style:family="table-column">
      <style:table-column-properties style:column-width="1.614cm" style:rel-column-width="7542*"/>
    </style:style>
    <style:style style:name="Tabla16.B" style:family="table-column">
      <style:table-column-properties style:column-width="12.409cm" style:rel-column-width="57993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3.043cm"/>
    </style:style>
    <style:style style:name="Tabla17.B" style:family="table-column">
      <style:table-column-properties style:column-width="13.97cm"/>
    </style:style>
    <style:style style:name="Tabla17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7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7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7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7.A4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7.B4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8" style:family="table">
      <style:table-properties style:width="13.97cm" table:align="margins"/>
    </style:style>
    <style:style style:name="Tabla18.A" style:family="table-column">
      <style:table-column-properties style:column-width="1.535cm" style:rel-column-width="7198*"/>
    </style:style>
    <style:style style:name="Tabla18.B" style:family="table-column">
      <style:table-column-properties style:column-width="12.435cm" style:rel-column-width="58337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3.043cm"/>
    </style:style>
    <style:style style:name="Tabla19.B" style:family="table-column">
      <style:table-column-properties style:column-width="13.97cm"/>
    </style:style>
    <style:style style:name="Tabla19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9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9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9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9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0" style:family="table">
      <style:table-properties style:width="13.97cm" table:align="margins"/>
    </style:style>
    <style:style style:name="Tabla20.A" style:family="table-column">
      <style:table-column-properties style:column-width="1.561cm" style:rel-column-width="7323*"/>
    </style:style>
    <style:style style:name="Tabla20.B" style:family="table-column">
      <style:table-column-properties style:column-width="12.409cm" style:rel-column-width="58212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3.043cm"/>
    </style:style>
    <style:style style:name="Tabla21.B" style:family="table-column">
      <style:table-column-properties style:column-width="13.97cm"/>
    </style:style>
    <style:style style:name="Tabla21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1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1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1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1.A4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1.B4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2" style:family="table">
      <style:table-properties style:width="13.97cm" table:align="margins"/>
    </style:style>
    <style:style style:name="Tabla22.A" style:family="table-column">
      <style:table-column-properties style:column-width="1.535cm" style:rel-column-width="7198*"/>
    </style:style>
    <style:style style:name="Tabla22.B" style:family="table-column">
      <style:table-column-properties style:column-width="12.435cm" style:rel-column-width="58337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013cm" fo:margin-left="0cm" table:align="left"/>
    </style:style>
    <style:style style:name="Tabla23.A" style:family="table-column">
      <style:table-column-properties style:column-width="3.069cm"/>
    </style:style>
    <style:style style:name="Tabla23.B" style:family="table-column">
      <style:table-column-properties style:column-width="13.944cm"/>
    </style:style>
    <style:style style:name="Tabla23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3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3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3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3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5" style:family="table">
      <style:table-properties style:width="13.944cm" table:align="margins"/>
    </style:style>
    <style:style style:name="Tabla25.A" style:family="table-column">
      <style:table-column-properties style:column-width="1.561cm" style:rel-column-width="7336*"/>
    </style:style>
    <style:style style:name="Tabla25.B" style:family="table-column">
      <style:table-column-properties style:column-width="12.383cm" style:rel-column-width="58199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013cm" fo:margin-left="0cm" table:align="left"/>
    </style:style>
    <style:style style:name="Tabla24.A" style:family="table-column">
      <style:table-column-properties style:column-width="3.043cm"/>
    </style:style>
    <style:style style:name="Tabla24.B" style:family="table-column">
      <style:table-column-properties style:column-width="13.97cm"/>
    </style:style>
    <style:style style:name="Tabla24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4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4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4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4.A4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4.B4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6" style:family="table">
      <style:table-properties style:width="13.97cm" table:align="margins"/>
    </style:style>
    <style:style style:name="Tabla26.A" style:family="table-column">
      <style:table-column-properties style:column-width="1.535cm" style:rel-column-width="7198*"/>
    </style:style>
    <style:style style:name="Tabla26.B" style:family="table-column">
      <style:table-column-properties style:column-width="12.435cm" style:rel-column-width="58337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99cm"/>
    </style:style>
    <style:style style:name="Tabla4.B" style:family="table-column">
      <style:table-column-properties style:column-width="14.023cm"/>
    </style:style>
    <style:style style:name="Tabla4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4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4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4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0" style:family="table">
      <style:table-properties style:width="14.023cm" table:align="margins"/>
    </style:style>
    <style:style style:name="Tabla10.A" style:family="table-column">
      <style:table-column-properties style:column-width="1.614cm" style:rel-column-width="7542*"/>
    </style:style>
    <style:style style:name="Tabla10.B" style:family="table-column">
      <style:table-column-properties style:column-width="12.409cm" style:rel-column-width="57993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043cm"/>
    </style:style>
    <style:style style:name="Tabla2.B" style:family="table-column">
      <style:table-column-properties style:column-width="13.97cm"/>
    </style:style>
    <style:style style:name="Tabla2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.A4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.B4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2" style:family="table">
      <style:table-properties style:width="13.97cm" table:align="margins"/>
    </style:style>
    <style:style style:name="Tabla12.A" style:family="table-column">
      <style:table-column-properties style:column-width="1.535cm" style:rel-column-width="7198*"/>
    </style:style>
    <style:style style:name="Tabla12.B" style:family="table-column">
      <style:table-column-properties style:column-width="12.435cm" style:rel-column-width="5833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043cm"/>
    </style:style>
    <style:style style:name="Tabla1.B" style:family="table-column">
      <style:table-column-properties style:column-width="13.97cm"/>
    </style:style>
    <style:style style:name="Tabla1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1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1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1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1" style:family="table">
      <style:table-properties style:width="13.97cm" table:align="margins"/>
    </style:style>
    <style:style style:name="Tabla11.A" style:family="table-column">
      <style:table-column-properties style:column-width="1.561cm" style:rel-column-width="7323*"/>
    </style:style>
    <style:style style:name="Tabla11.B" style:family="table-column">
      <style:table-column-properties style:column-width="12.409cm" style:rel-column-width="58212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069cm"/>
    </style:style>
    <style:style style:name="Tabla3.B" style:family="table-column">
      <style:table-column-properties style:column-width="13.944cm"/>
    </style:style>
    <style:style style:name="Tabla3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3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3.3" style:family="table-row">
      <style:table-row-properties style:min-row-height="0.011cm"/>
    </style:style>
    <style:style style:name="Tabla3.B3" style:family="table-cell" style:data-style-name="N5000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3.A4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3.B4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8" style:family="table">
      <style:table-properties style:width="13.917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0.716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3.944cm" table:align="margins"/>
    </style:style>
    <style:style style:name="Tabla9.A" style:family="table-column">
      <style:table-column-properties style:column-width="1.561cm" style:rel-column-width="7336*"/>
    </style:style>
    <style:style style:name="Tabla9.B" style:family="table-column">
      <style:table-column-properties style:column-width="12.383cm" style:rel-column-width="58199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3.043cm"/>
    </style:style>
    <style:style style:name="Tabla5.B" style:family="table-column">
      <style:table-column-properties style:column-width="13.97cm"/>
    </style:style>
    <style:style style:name="Tabla5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5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5.B3" style:family="table-cell" style:data-style-name="N5000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5.A4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5.B4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13" style:family="table">
      <style:table-properties style:width="13.97cm" table:align="margins"/>
    </style:style>
    <style:style style:name="Tabla13.A" style:family="table-column">
      <style:table-column-properties style:column-width="3.201cm" style:rel-column-width="15018*"/>
    </style:style>
    <style:style style:name="Tabla13.B" style:family="table-column">
      <style:table-column-properties style:column-width="10.769cm" style:rel-column-width="50517*"/>
    </style:style>
    <style:style style:name="Tabla13.1" style:family="table-row">
      <style:table-row-properties style:min-row-height="2.196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4" style:family="table">
      <style:table-properties style:width="13.97cm" table:align="margins"/>
    </style:style>
    <style:style style:name="Tabla14.A" style:family="table-column">
      <style:table-column-properties style:column-width="1.535cm" style:rel-column-width="7198*"/>
    </style:style>
    <style:style style:name="Tabla14.B" style:family="table-column">
      <style:table-column-properties style:column-width="12.435cm" style:rel-column-width="58337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13.97cm"/>
    </style:style>
    <style:style style:name="Tabla6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6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6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6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6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7" style:family="table">
      <style:table-properties style:width="13.97cm" table:align="margins"/>
    </style:style>
    <style:style style:name="Tabla27.A" style:family="table-column">
      <style:table-column-properties style:column-width="1.535cm" style:rel-column-width="7198*"/>
    </style:style>
    <style:style style:name="Tabla27.B" style:family="table-column">
      <style:table-column-properties style:column-width="12.435cm" style:rel-column-width="58337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013cm" fo:margin-left="0cm" table:align="left"/>
    </style:style>
    <style:style style:name="Tabla29.A" style:family="table-column">
      <style:table-column-properties style:column-width="3.043cm"/>
    </style:style>
    <style:style style:name="Tabla29.B" style:family="table-column">
      <style:table-column-properties style:column-width="13.97cm"/>
    </style:style>
    <style:style style:name="Tabla29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29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29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29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29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30" style:family="table">
      <style:table-properties style:width="13.97cm" table:align="margins"/>
    </style:style>
    <style:style style:name="Tabla30.A" style:family="table-column">
      <style:table-column-properties style:column-width="1.535cm" style:rel-column-width="7198*"/>
    </style:style>
    <style:style style:name="Tabla30.B" style:family="table-column">
      <style:table-column-properties style:column-width="12.435cm" style:rel-column-width="58337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043cm"/>
    </style:style>
    <style:style style:name="Tabla7.B" style:family="table-column">
      <style:table-column-properties style:column-width="13.97cm"/>
    </style:style>
    <style:style style:name="Tabla7.A1" style:family="table-cell" style:data-style-name="N5100">
      <style:table-cell-properties style:vertical-align="" fo:background-color="#e6e6ff" fo:padding="0cm" fo:border="none" style:writing-mode="page">
        <style:background-image/>
      </style:table-cell-properties>
    </style:style>
    <style:style style:name="Tabla7.B1" style:family="table-cell" style:data-style-name="N5100">
      <style:table-cell-properties style:vertical-align="" fo:background-color="#e6e6ff" fo:padding="0cm" fo:border-left="0.05pt solid #800000" fo:border-right="none" fo:border-top="none" fo:border-bottom="none" style:writing-mode="page">
        <style:background-image/>
      </style:table-cell-properties>
    </style:style>
    <style:style style:name="Tabla7.B2" style:family="table-cell">
      <style:table-cell-properties style:vertical-align="" fo:background-color="#ffffff" fo:padding="0cm" fo:border-left="0.05pt solid #800000" fo:border-right="none" fo:border-top="none" fo:border-bottom="none" style:writing-mode="page">
        <style:background-image/>
      </style:table-cell-properties>
    </style:style>
    <style:style style:name="Tabla7.A3" style:family="table-cell" style:data-style-name="N5100">
      <style:table-cell-properties style:vertical-align="" fo:background-color="#e6e6ff" fo:padding="0cm" fo:border-left="none" fo:border-right="none" fo:border-top="none" fo:border-bottom="0.05pt solid #800000" style:writing-mode="page">
        <style:background-image/>
      </style:table-cell-properties>
    </style:style>
    <style:style style:name="Tabla7.B3" style:family="table-cell" style:data-style-name="N5000">
      <style:table-cell-properties style:vertical-align="" fo:background-color="#ffffff" fo:padding="0cm" fo:border-left="0.05pt solid #800000" fo:border-right="none" fo:border-top="none" fo:border-bottom="0.05pt solid #800000" style:writing-mode="page">
        <style:background-image/>
      </style:table-cell-properties>
    </style:style>
    <style:style style:name="Tabla28" style:family="table">
      <style:table-properties style:width="13.97cm" table:align="margins"/>
    </style:style>
    <style:style style:name="Tabla28.A" style:family="table-column">
      <style:table-column-properties style:column-width="1.535cm" style:rel-column-width="7198*"/>
    </style:style>
    <style:style style:name="Tabla28.B" style:family="table-column">
      <style:table-column-properties style:column-width="12.435cm" style:rel-column-width="58337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bd6db"/>
    </style:style>
    <style:style style:name="P2" style:family="paragraph" style:parent-style-name="Standard">
      <style:text-properties officeooo:paragraph-rsid="000edb1e"/>
    </style:style>
    <style:style style:name="P3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4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0bd6db" style:font-style-asian="normal" style:font-style-complex="normal"/>
    </style:style>
    <style:style style:name="P5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0d551d" style:font-style-asian="normal" style:font-style-complex="normal"/>
    </style:style>
    <style:style style:name="P6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0edb1e" style:font-style-asian="normal" style:font-style-complex="normal"/>
    </style:style>
    <style:style style:name="P7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b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Thorndale" fo:font-size="12pt" officeooo:paragraph-rsid="000bd6db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horndale" fo:font-size="12pt" officeooo:paragraph-rsid="000d551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horndale" fo:font-size="12pt" officeooo:paragraph-rsid="000edb1e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horndale" fo:font-size="12pt" officeooo:paragraph-rsid="000bd6db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horndale" fo:font-size="12pt" officeooo:paragraph-rsid="000d551d" style:font-size-asian="12pt" style:font-size-complex="12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b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rsid="0009f886" officeooo:paragraph-rsid="000edb1e"/>
    </style:style>
    <style:style style:name="P18" style:family="paragraph" style:parent-style-name="Standard">
      <style:text-properties officeooo:rsid="0009f886" officeooo:paragraph-rsid="0009f886"/>
    </style:style>
    <style:style style:name="P19" style:family="paragraph" style:parent-style-name="Standard">
      <style:text-properties officeooo:paragraph-rsid="00128e11"/>
    </style:style>
    <style:style style:name="P20" style:family="paragraph" style:parent-style-name="Table_20_Contents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d551d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d551d" officeooo:paragraph-rsid="000d5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d551d" officeooo:paragraph-rsid="00128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d551d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d551d" officeooo:paragraph-rsid="000d55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bd6db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bd6db" officeooo:paragraph-rsid="000bd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0edb1e" officeooo:paragraph-rsid="000edb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.185cm" fo:margin-right="0cm" fo:text-align="center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128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font-name="Thorndale" fo:font-size="12pt" officeooo:rsid="000d551d" officeooo:paragraph-rsid="000edb1e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horndale" fo:font-size="12pt" officeooo:rsid="000d551d" officeooo:paragraph-rsid="000d551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horndale" fo:font-size="12pt" officeooo:rsid="000d551d" officeooo:paragraph-rsid="00128e1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horndale" fo:font-size="12pt" officeooo:rsid="000cc0e5" officeooo:paragraph-rsid="000edb1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horndale" fo:font-size="12pt" officeooo:rsid="000cc0e5" officeooo:paragraph-rsid="000d551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horndale" fo:font-size="12pt" officeooo:rsid="000cc0e5" officeooo:paragraph-rsid="000cc0e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Thorndale" fo:font-size="12pt" officeooo:rsid="000cc0e5" officeooo:paragraph-rsid="000cc0e5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horndale" fo:font-size="12pt" officeooo:rsid="000edb1e" officeooo:paragraph-rsid="000edb1e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horndale" fo:font-size="12pt" officeooo:rsid="000edb1e" officeooo:paragraph-rsid="00128e11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horndale" fo:font-size="12pt" officeooo:rsid="000bd6db" officeooo:paragraph-rsid="000bd6d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horndale" fo:font-size="12pt" officeooo:rsid="000bd6db" officeooo:paragraph-rsid="000bd6db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horndale" fo:font-size="12pt" officeooo:paragraph-rsid="00128e1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horndale" fo:font-size="12pt" officeooo:paragraph-rsid="00128e11" style:font-size-asian="12pt" style:font-size-complex="12pt"/>
    </style:style>
    <style:style style:name="P46" style:family="paragraph" style:parent-style-name="Table_20_Contents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128e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d551d" officeooo:paragraph-rsid="000d55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d551d" officeooo:paragraph-rsid="00128e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Heading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Heading">
      <style:paragraph-properties fo:margin-left="0.21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Heading">
      <style:paragraph-properties fo:margin-left="0.132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margin-left="0.159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edb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margin-left="0.185cm" fo:margin-right="0cm" fo:text-align="start" style:justify-single-word="false" fo:text-indent="0cm" style:auto-text-indent="false"/>
      <style:text-properties fo:font-style="normal" officeooo:paragraph-rsid="00128e11" style:font-style-asian="normal" style:font-style-complex="normal"/>
    </style:style>
    <style:style style:name="P63" style:family="paragraph" style:parent-style-name="Table_20_Heading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0bd6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margin-left="0.238cm" fo:margin-right="0cm" fo:text-align="start" style:justify-single-word="false" fo:text-indent="0cm" style:auto-text-indent="false">
        <style:tab-stops>
          <style:tab-stop style:position="0.238cm"/>
        </style:tab-stops>
      </style:paragraph-properties>
      <style:text-properties fo:color="#000000" style:text-outline="false" style:text-line-through-style="none" style:font-name="Thorndale" fo:font-size="12pt" fo:font-style="normal" fo:text-shadow="none" style:text-underline-style="none" fo:font-weight="bold" officeooo:rsid="000bd6db" officeooo:paragraph-rsid="00128e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551d" style:font-weight-asian="bold" style:font-weight-complex="bold"/>
    </style:style>
    <style:style style:name="T3" style:family="text">
      <style:text-properties fo:font-weight="bold" officeooo:rsid="000edb1e" style:font-weight-asian="bold" style:font-weight-complex="bold"/>
    </style:style>
    <style:style style:name="T4" style:family="text">
      <style:text-properties fo:font-weight="bold" officeooo:rsid="00128e11" style:font-weight-asian="bold" style:font-weight-complex="bold"/>
    </style:style>
    <style:style style:name="T5" style:family="text">
      <style:text-properties officeooo:rsid="000bd6d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cc0e5"/>
    </style:style>
    <style:style style:name="T8" style:family="text">
      <style:text-properties officeooo:rsid="000d551d"/>
    </style:style>
    <style:style style:name="T9" style:family="text">
      <style:text-properties style:text-underline-style="solid" style:text-underline-width="auto" style:text-underline-color="font-color" officeooo:rsid="000d551d"/>
    </style:style>
    <style:style style:name="T10" style:family="text">
      <style:text-properties officeooo:rsid="000edb1e"/>
    </style:style>
    <style:style style:name="T11" style:family="text">
      <style:text-properties officeooo:rsid="00128e11"/>
    </style:style>
    <number:number-style style:name="N5000" number:language="es" number:country="ES">
      <number:number number:min-integer-digits="1"/>
    </number:number-style>
    <number:text-style style:name="N5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float" office:value="0">
            <text:p text:style-name="P54">URI</text:p>
          </table:table-cell>
          <table:table-cell table:style-name="Tabla15.B1" office:value-type="float" office:value="0">
            <text:p text:style-name="P6"><text:bookmark-start text:name="__DdeLink__854_112792579"/><text:span text:style-name="T6">http://localhost:8080/SOSCalendar/webresources</text:span><text:span text:style-name="T1">/</text:span><text:span text:style-name="T3">calendars</text:span>/{id_usu}/{id_<text:span text:style-name="T10">calen</text:span>}<text:bookmark-end text:name="__DdeLink__854_112792579"/></text:p>
          </table:table-cell>
        </table:table-row>
        <table:table-row>
          <table:table-cell table:style-name="Tabla15.A1" office:value-type="float" office:value="0">
            <text:p text:style-name="P20">Método</text:p>
          </table:table-cell>
          <table:table-cell table:style-name="Tabla15.B2" office:value-type="string">
            <text:p text:style-name="P22">GET</text:p>
          </table:table-cell>
        </table:table-row>
        <table:table-row>
          <table:table-cell table:style-name="Tabla15.A3" office:value-type="float" office:value="0">
            <text:p text:style-name="P20">Devuelve</text:p>
          </table:table-cell>
          <table:table-cell table:style-name="Tabla15.B3" office:value-type="float" office:value="0">
            <table:table table:name="Tabla16" table:style-name="Tabla16">
              <table:table-column table:style-name="Tabla16.A"/>
              <table:table-column table:style-name="Tabla16.B"/>
              <table:table-row>
                <table:table-cell table:style-name="Tabla16.A1" office:value-type="string">
                  <text:p text:style-name="P33">200</text:p>
                </table:table-cell>
                <table:table-cell table:style-name="Tabla16.B1" office:value-type="string">
                  <text:p text:style-name="P36">OK + {{{{DATOS}}}}}</text:p>
                </table:table-cell>
              </table:table-row>
              <table:table-row>
                <table:table-cell table:style-name="Tabla16.A2" office:value-type="string">
                  <text:p text:style-name="P33">404</text:p>
                </table:table-cell>
                <table:table-cell table:style-name="Tabla16.B2" office:value-type="string">
                  <text:p text:style-name="P12"><text:span text:style-name="T7">Not found (si no existe el usuario </text:span><text:span text:style-name="T10">o calendario</text:span><text:span text:style-name="T8">)</text:span></text:p>
                </table:table-cell>
              </table:table-row>
            </table:table>
            <text:p text:style-name="P16"/>
          </table:table-cell>
        </table:table-row>
      </table:table>
      <text:p text:style-name="P2"/>
      <text:p text:style-name="P2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float" office:value="0">
            <text:p text:style-name="P56">URI</text:p>
          </table:table-cell>
          <table:table-cell table:style-name="Tabla17.B1" office:value-type="float" office:value="0">
            <text:p text:style-name="P6"><text:bookmark-start text:name="__DdeLink__857_112792579"/><text:span text:style-name="T6">http://localhost:8080/SOSCalendar/webresources</text:span><text:span text:style-name="T1">/</text:span><text:span text:style-name="T3">calendars</text:span>/{id_usu}/{id_date}<text:bookmark-end text:name="__DdeLink__857_112792579"/></text:p>
          </table:table-cell>
        </table:table-row>
        <table:table-row>
          <table:table-cell table:style-name="Tabla17.A1" office:value-type="float" office:value="0">
            <text:p text:style-name="P46">Método</text:p>
          </table:table-cell>
          <table:table-cell table:style-name="Tabla17.B2" office:value-type="string">
            <text:p text:style-name="P27">PUT</text:p>
          </table:table-cell>
        </table:table-row>
        <table:table-row>
          <table:table-cell table:style-name="Tabla17.A1" office:value-type="float" office:value="0">
            <text:p text:style-name="P46">Cuerpo petición</text:p>
          </table:table-cell>
          <table:table-cell table:style-name="Tabla17.B3" office:value-type="string">
            <text:p text:style-name="P25">{{{DATOS}}}}</text:p>
          </table:table-cell>
        </table:table-row>
        <table:table-row>
          <table:table-cell table:style-name="Tabla17.A4" office:value-type="float" office:value="0">
            <text:p text:style-name="P46">Devuelve</text:p>
          </table:table-cell>
          <table:table-cell table:style-name="Tabla17.B4" office:value-type="float" office:value="0">
            <table:table table:name="Tabla18" table:style-name="Tabla18">
              <table:table-column table:style-name="Tabla18.A"/>
              <table:table-column table:style-name="Tabla18.B"/>
              <table:table-row>
                <table:table-cell table:style-name="Tabla18.A1" office:value-type="string">
                  <text:p text:style-name="P33">200</text:p>
                </table:table-cell>
                <table:table-cell table:style-name="Tabla18.B1" office:value-type="string">
                  <text:p text:style-name="P36">OK</text:p>
                </table:table-cell>
              </table:table-row>
              <table:table-row>
                <table:table-cell table:style-name="Tabla18.A2" office:value-type="string">
                  <text:p text:style-name="P33">404</text:p>
                </table:table-cell>
                <table:table-cell table:style-name="Tabla18.B2" office:value-type="string">
                  <text:p text:style-name="P12"><text:span text:style-name="T7">Not found (si no existe el usuario </text:span><text:span text:style-name="T8">o </text:span><text:span text:style-name="T10">calendario</text:span><text:span text:style-name="T8">)</text:span></text:p>
                </table:table-cell>
              </table:table-row>
            </table:table>
            <text:p text:style-name="P9"/>
          </table:table-cell>
        </table:table-row>
      </table:table>
      <text:p text:style-name="P17"/>
      <text:p text:style-name="P17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float" office:value="0">
            <text:p text:style-name="P58">URI</text:p>
          </table:table-cell>
          <table:table-cell table:style-name="Tabla19.B1" office:value-type="float" office:value="0">
            <text:p text:style-name="P6"><text:span text:style-name="T6">http://localhost:8080/SOSCalendar/webresources</text:span><text:span text:style-name="T1">/</text:span><text:span text:style-name="T3">calendars</text:span>/{id_usu}/{id_date}</text:p>
          </table:table-cell>
        </table:table-row>
        <table:table-row>
          <table:table-cell table:style-name="Tabla19.A1" office:value-type="float" office:value="0">
            <text:p text:style-name="P48">Método</text:p>
          </table:table-cell>
          <table:table-cell table:style-name="Tabla19.B2" office:value-type="string">
            <text:p text:style-name="P27">DELETE</text:p>
          </table:table-cell>
        </table:table-row>
        <table:table-row>
          <table:table-cell table:style-name="Tabla19.A3" office:value-type="float" office:value="0">
            <text:p text:style-name="P48">Devuelve</text:p>
          </table:table-cell>
          <table:table-cell table:style-name="Tabla19.B3" office:value-type="float" office:value="0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33">200</text:p>
                </table:table-cell>
                <table:table-cell table:style-name="Tabla20.B1" office:value-type="string">
                  <text:p text:style-name="P36">OK</text:p>
                </table:table-cell>
              </table:table-row>
              <table:table-row>
                <table:table-cell table:style-name="Tabla20.A2" office:value-type="string">
                  <text:p text:style-name="P33">404</text:p>
                </table:table-cell>
                <table:table-cell table:style-name="Tabla20.B2" office:value-type="string">
                  <text:p text:style-name="P12"><text:span text:style-name="T7">Not found (si no existe el usuario </text:span><text:span text:style-name="T8">o </text:span><text:span text:style-name="T10">calendario</text:span><text:span text:style-name="T8">, puede haber sido ya </text:span><text:span text:style-name="T10">borrado</text:span><text:span text:style-name="T8">)</text:span></text:p>
                </table:table-cell>
              </table:table-row>
            </table:table>
            <text:p text:style-name="P9"/>
          </table:table-cell>
        </table:table-row>
      </table:table>
      <text:p text:style-name="P2"/>
      <text:p text:style-name="P2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float" office:value="0">
            <text:p text:style-name="P56">URI</text:p>
          </table:table-cell>
          <table:table-cell table:style-name="Tabla21.B1" office:value-type="float" office:value="0">
            <text:p text:style-name="P6"><text:span text:style-name="T6">http://localhost:8080/SOSCalendar/webresources</text:span><text:span text:style-name="T1">/</text:span><text:span text:style-name="T3">calendars</text:span>/{id_usu}</text:p>
          </table:table-cell>
        </table:table-row>
        <table:table-row>
          <table:table-cell table:style-name="Tabla21.A1" office:value-type="float" office:value="0">
            <text:p text:style-name="P46">Método</text:p>
          </table:table-cell>
          <table:table-cell table:style-name="Tabla21.B2" office:value-type="string">
            <text:p text:style-name="P29">POST</text:p>
          </table:table-cell>
        </table:table-row>
        <table:table-row>
          <table:table-cell table:style-name="Tabla21.A1" office:value-type="float" office:value="0">
            <text:p text:style-name="P46">Cuerpo petición</text:p>
          </table:table-cell>
          <table:table-cell table:style-name="Tabla21.B3" office:value-type="string">
            <text:p text:style-name="P25">{{{DATOS}}}}</text:p>
          </table:table-cell>
        </table:table-row>
        <table:table-row>
          <table:table-cell table:style-name="Tabla21.A4" office:value-type="float" office:value="0">
            <text:p text:style-name="P46">Devuelve</text:p>
          </table:table-cell>
          <table:table-cell table:style-name="Tabla21.B4" office:value-type="float" office:value="0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12"><text:span text:style-name="T8">20</text:span><text:span text:style-name="T10">1</text:span></text:p>
                </table:table-cell>
                <table:table-cell table:style-name="Tabla22.B1" office:value-type="string">
                  <text:p text:style-name="P40">Created + Location con ur<text:span text:style-name="T11">i</text:span> del nuevo calendario</text:p>
                </table:table-cell>
              </table:table-row>
              <table:table-row>
                <table:table-cell table:style-name="Tabla22.A2" office:value-type="string">
                  <text:p text:style-name="P33">404</text:p>
                </table:table-cell>
                <table:table-cell table:style-name="Tabla22.B2" office:value-type="string">
                  <text:p text:style-name="P12"><text:span text:style-name="T7">Not found (si no existe el usuario </text:span><text:span text:style-name="T8">o </text:span><text:span text:style-name="T10">calendario</text:span><text:span text:style-name="T8">)</text:span></text:p>
                </table:table-cell>
              </table:table-row>
              <table:table-row>
                <table:table-cell table:style-name="Tabla22.A2" office:value-type="string">
                  <text:p text:style-name="P40">409</text:p>
                </table:table-cell>
                <table:table-cell table:style-name="Tabla22.B2" office:value-type="string">
                  <text:p text:style-name="P40">Conflict (si ya hay un calendario con ese nombre) + Location con la ruta de ese calendario</text:p>
                </table:table-cell>
              </table:table-row>
            </table:table>
            <text:p text:style-name="P9"/>
          </table:table-cell>
        </table:table-row>
      </table:table>
      <text:p text:style-name="P17"/>
      <text:p text:style-name="P1"/>
      <text:p text:style-name="P1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float" office:value="0">
            <text:p text:style-name="P60">URI</text:p>
          </table:table-cell>
          <table:table-cell table:style-name="Tabla23.B1" office:value-type="float" office:value="0">
            <text:p text:style-name="P6"><text:span text:style-name="T6">http://localhost:8080/SOSCalendar/webresources</text:span><text:span text:style-name="T1">/</text:span><text:span text:style-name="T3">calendars</text:span>/{id_usu}</text:p>
          </table:table-cell>
        </table:table-row>
        <table:table-row>
          <table:table-cell table:style-name="Tabla23.A1" office:value-type="float" office:value="0">
            <text:p text:style-name="P31">Método</text:p>
          </table:table-cell>
          <table:table-cell table:style-name="Tabla23.B2" office:value-type="string">
            <text:p text:style-name="P27">GET</text:p>
          </table:table-cell>
        </table:table-row>
        <table:table-row>
          <table:table-cell table:style-name="Tabla23.A3" office:value-type="float" office:value="0">
            <text:p text:style-name="P20">Devuelve</text:p>
          </table:table-cell>
          <table:table-cell table:style-name="Tabla23.B3" office:value-type="float" office:value="0"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36">200</text:p>
                </table:table-cell>
                <table:table-cell table:style-name="Tabla25.B1" office:value-type="string">
                  <text:p text:style-name="P36">OK + {{{{DATOS}}}}}</text:p>
                </table:table-cell>
              </table:table-row>
              <table:table-row>
                <table:table-cell table:style-name="Tabla25.A2" office:value-type="string">
                  <text:p text:style-name="P36">204</text:p>
                </table:table-cell>
                <table:table-cell table:style-name="Tabla25.B2" office:value-type="string">
                  <text:p text:style-name="P12"><text:span text:style-name="T7">No content (si el usuario no tiene </text:span><text:span text:style-name="T10">calendarios</text:span><text:span text:style-name="T7">)</text:span></text:p>
                </table:table-cell>
              </table:table-row>
              <table:table-row>
                <table:table-cell table:style-name="Tabla25.A2" office:value-type="string">
                  <text:p text:style-name="P36">404</text:p>
                </table:table-cell>
                <table:table-cell table:style-name="Tabla25.B2" office:value-type="string">
                  <text:p text:style-name="P36">Not found (si no existe el usuario)</text:p>
                </table:table-cell>
              </table:table-row>
            </table:table>
            <text:p text:style-name="P9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able:table table:name="Tabla24" table:style-name="Tabla24">
        <table:table-column table:style-name="Tabla24.A"/>
        <table:table-column table:style-name="Tabla24.B"/>
        <text:soft-page-break/>
        <table:table-row>
          <table:table-cell table:style-name="Tabla24.A1" office:value-type="float" office:value="0">
            <text:p text:style-name="P56">URI</text:p>
          </table:table-cell>
          <table:table-cell table:style-name="Tabla24.B1" office:value-type="float" office:value="0">
            <text:p text:style-name="P6"><text:span text:style-name="T6">http://localhost:8080/SOSCalendar/webresources</text:span><text:span text:style-name="T1">/</text:span><text:span text:style-name="T3">calendars</text:span>/{id_usu}/<text:span text:style-name="T10">{id_calen}/dates</text:span></text:p>
          </table:table-cell>
        </table:table-row>
        <table:table-row>
          <table:table-cell table:style-name="Tabla24.A1" office:value-type="float" office:value="0">
            <text:p text:style-name="P46">Método</text:p>
          </table:table-cell>
          <table:table-cell table:style-name="Tabla24.B2" office:value-type="string">
            <text:p text:style-name="P29">POST</text:p>
          </table:table-cell>
        </table:table-row>
        <table:table-row>
          <table:table-cell table:style-name="Tabla24.A1" office:value-type="float" office:value="0">
            <text:p text:style-name="P46">Cuerpo petición</text:p>
          </table:table-cell>
          <table:table-cell table:style-name="Tabla24.B3" office:value-type="string">
            <text:p text:style-name="P25">{{{DATOS}}}}</text:p>
          </table:table-cell>
        </table:table-row>
        <table:table-row>
          <table:table-cell table:style-name="Tabla24.A4" office:value-type="float" office:value="0">
            <text:p text:style-name="P46">Devuelve</text:p>
          </table:table-cell>
          <table:table-cell table:style-name="Tabla24.B4" office:value-type="float" office:value="0">
            <table:table table:name="Tabla26" table:style-name="Tabla26">
              <table:table-column table:style-name="Tabla26.A"/>
              <table:table-column table:style-name="Tabla26.B"/>
              <table:table-row>
                <table:table-cell table:style-name="Tabla26.A1" office:value-type="string">
                  <text:p text:style-name="P12"><text:span text:style-name="T8">20</text:span><text:span text:style-name="T10">1</text:span></text:p>
                </table:table-cell>
                <table:table-cell table:style-name="Tabla26.B1" office:value-type="string">
                  <text:p text:style-name="P40">Created + Location con ur<text:span text:style-name="T11">i</text:span> del nuevo calendario</text:p>
                </table:table-cell>
              </table:table-row>
              <table:table-row>
                <table:table-cell table:style-name="Tabla26.A2" office:value-type="string">
                  <text:p text:style-name="P33">404</text:p>
                </table:table-cell>
                <table:table-cell table:style-name="Tabla26.B2" office:value-type="string">
                  <text:p text:style-name="P12"><text:span text:style-name="T7">Not found (si no existe el usuario </text:span><text:span text:style-name="T8">o </text:span><text:span text:style-name="T10">calendario</text:span><text:span text:style-name="T8">)</text:span></text:p>
                </table:table-cell>
              </table:table-row>
            </table:table>
            <text:p text:style-name="P9"/>
          </table:table-cell>
        </table:table-row>
      </table:table>
      <text:p text:style-name="P2"/>
      <text:p text:style-name="P2"><text:bookmark-start text:name="__DdeLink__5_1911363629"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float" office:value="0">
            <text:p text:style-name="P55">URI</text:p>
          </table:table-cell>
          <table:table-cell table:style-name="Tabla4.B1" office:value-type="float" office:value="0">
            <text:p text:style-name="P4"><text:span text:style-name="T6">http://localhost:8080/SOSCalendar/webresources</text:span><text:span text:style-name="T1">/</text:span>dates/{id_usu}/{id_date}</text:p>
          </table:table-cell>
        </table:table-row>
        <table:table-row>
          <table:table-cell table:style-name="Tabla4.A1" office:value-type="float" office:value="0">
            <text:p text:style-name="P21">Método</text:p>
          </table:table-cell>
          <table:table-cell table:style-name="Tabla4.B2" office:value-type="string">
            <text:p text:style-name="P23">GET</text:p>
          </table:table-cell>
        </table:table-row>
        <table:table-row>
          <table:table-cell table:style-name="Tabla4.A3" office:value-type="float" office:value="0">
            <text:p text:style-name="P21">Devuelve</text:p>
          </table:table-cell>
          <table:table-cell table:style-name="Tabla4.B3" office:value-type="float" office:value="0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34">200</text:p>
                </table:table-cell>
                <table:table-cell table:style-name="Tabla10.B1" office:value-type="string">
                  <text:p text:style-name="P37">OK + {{{{DATOS}}}}}</text:p>
                </table:table-cell>
              </table:table-row>
              <table:table-row>
                <table:table-cell table:style-name="Tabla10.A2" office:value-type="string">
                  <text:p text:style-name="P34">404</text:p>
                </table:table-cell>
                <table:table-cell table:style-name="Tabla10.B2" office:value-type="string">
                  <text:p text:style-name="P11"><text:span text:style-name="T7">Not found (si no existe el usuario </text:span><text:span text:style-name="T10">o cita</text:span><text:span text:style-name="T8">)</text:span></text:p>
                </table:table-cell>
              </table:table-row>
            </table:table>
            <text:p text:style-name="P15"/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float" office:value="0">
            <text:p text:style-name="P57">URI</text:p>
          </table:table-cell>
          <table:table-cell table:style-name="Tabla2.B1" office:value-type="float" office:value="0">
            <text:p text:style-name="P3"><text:span text:style-name="T6">http://localhost:8080/SOSCalendar/webresources</text:span><text:span text:style-name="T1">/</text:span>dates/{id_usu}/{id_date}</text:p>
          </table:table-cell>
        </table:table-row>
        <table:table-row>
          <table:table-cell table:style-name="Tabla2.A1" office:value-type="float" office:value="0">
            <text:p text:style-name="P47">Método</text:p>
          </table:table-cell>
          <table:table-cell table:style-name="Tabla2.B2" office:value-type="string">
            <text:p text:style-name="P28">PUT</text:p>
          </table:table-cell>
        </table:table-row>
        <table:table-row>
          <table:table-cell table:style-name="Tabla2.A1" office:value-type="float" office:value="0">
            <text:p text:style-name="P47">Cuerpo petición</text:p>
          </table:table-cell>
          <table:table-cell table:style-name="Tabla2.B3" office:value-type="string">
            <text:p text:style-name="P26">{{{DATOS}}}}</text:p>
          </table:table-cell>
        </table:table-row>
        <table:table-row>
          <table:table-cell table:style-name="Tabla2.A4" office:value-type="float" office:value="0">
            <text:p text:style-name="P47">Devuelve</text:p>
          </table:table-cell>
          <table:table-cell table:style-name="Tabla2.B4" office:value-type="float" office:value="0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34">200</text:p>
                </table:table-cell>
                <table:table-cell table:style-name="Tabla12.B1" office:value-type="string">
                  <text:p text:style-name="P37">OK</text:p>
                </table:table-cell>
              </table:table-row>
              <table:table-row>
                <table:table-cell table:style-name="Tabla12.A2" office:value-type="string">
                  <text:p text:style-name="P34">404</text:p>
                </table:table-cell>
                <table:table-cell table:style-name="Tabla12.B2" office:value-type="string">
                  <text:p text:style-name="P11"><text:span text:style-name="T7">Not found (si no existe el usuario </text:span><text:span text:style-name="T8">o cita)</text:span></text:p>
                </table:table-cell>
              </table:table-row>
            </table:table>
            <text:p text:style-name="P7"/>
          </table:table-cell>
        </table:table-row>
      </table:table>
      <text:p text:style-name="P18"/>
      <text:p text:style-name="P1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9">URI</text:p>
          </table:table-cell>
          <table:table-cell table:style-name="Tabla1.B1" office:value-type="float" office:value="0">
            <text:p text:style-name="P4"><text:span text:style-name="T6">http://localhost:8080/SOSCalendar/webresources</text:span><text:span text:style-name="T1">/</text:span>dates/{id_usu}/{id_date}</text:p>
          </table:table-cell>
        </table:table-row>
        <table:table-row>
          <table:table-cell table:style-name="Tabla1.A1" office:value-type="float" office:value="0">
            <text:p text:style-name="P49">Método</text:p>
          </table:table-cell>
          <table:table-cell table:style-name="Tabla1.B2" office:value-type="string">
            <text:p text:style-name="P28">DELETE</text:p>
          </table:table-cell>
        </table:table-row>
        <table:table-row>
          <table:table-cell table:style-name="Tabla1.A3" office:value-type="float" office:value="0">
            <text:p text:style-name="P49">Devuelve</text:p>
          </table:table-cell>
          <table:table-cell table:style-name="Tabla1.B3" office:value-type="float" office:value="0">
            <table:table table:name="Tabla11" table:style-name="Tabla11">
              <table:table-column table:style-name="Tabla11.A"/>
              <table:table-column table:style-name="Tabla11.B"/>
              <table:table-row>
                <table:table-cell table:style-name="Tabla11.A1" office:value-type="string">
                  <text:p text:style-name="P34">200</text:p>
                </table:table-cell>
                <table:table-cell table:style-name="Tabla11.B1" office:value-type="string">
                  <text:p text:style-name="P37">OK</text:p>
                </table:table-cell>
              </table:table-row>
              <table:table-row>
                <table:table-cell table:style-name="Tabla11.A2" office:value-type="string">
                  <text:p text:style-name="P34">404</text:p>
                </table:table-cell>
                <table:table-cell table:style-name="Tabla11.B2" office:value-type="string">
                  <text:p text:style-name="P11"><text:span text:style-name="T7">Not found (si no existe el usuario </text:span><text:span text:style-name="T8">o cita, puede haber sido ya borrada)</text:span></text:p>
                </table:table-cell>
              </table:table-row>
            </table:table>
            <text:p text:style-name="P8"/>
          </table:table-cell>
        </table:table-row>
      </table:table>
      <text:p text:style-name="P1"><text:bookmark-end text:name="__DdeLink__5_1911363629"/></text:p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float" office:value="0">
            <text:p text:style-name="P61">URI</text:p>
          </table:table-cell>
          <table:table-cell table:style-name="Tabla3.B1" office:value-type="float" office:value="0">
            <text:p text:style-name="P4"><text:span text:style-name="T6">http://localhost:8080/SOSCalendar/webresources</text:span><text:span text:style-name="T1">/</text:span>dates/{id_usu}</text:p>
          </table:table-cell>
        </table:table-row>
        <table:table-row>
          <table:table-cell table:style-name="Tabla3.A1" office:value-type="float" office:value="0">
            <text:p text:style-name="P32">Método</text:p>
          </table:table-cell>
          <table:table-cell table:style-name="Tabla3.B2" office:value-type="string">
            <text:p text:style-name="P28">GET</text:p>
          </table:table-cell>
        </table:table-row>
        <table:table-row table:style-name="Tabla3.3">
          <table:table-cell table:style-name="Tabla3.A1" office:value-type="float" office:value="0">
            <text:p text:style-name="P32">Cadena consulta</text:p>
          </table:table-cell>
          <table:table-cell table:style-name="Tabla3.B3" office:value-type="float" office:value="0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42">max=</text:p>
                </table:table-cell>
                <table:table-cell table:style-name="Tabla8.B1" office:value-type="string">
                  <text:p text:style-name="P43">Número mayor que 0 que indica el máximo de resultados a obtener</text:p>
                </table:table-cell>
              </table:table-row>
              <table:table-row>
                <table:table-cell table:style-name="Tabla8.A2" office:value-type="string">
                  <text:p text:style-name="P42">from_date=</text:p>
                </table:table-cell>
                <table:table-cell table:style-name="Tabla8.B2" office:value-type="string">
                  <text:p text:style-name="P13"><text:span text:style-name="T7">F</text:span><text:span text:style-name="T5">echa (y hora) desde la que obtener citas. Debe seguir el formato “yyyy-MM-dd HH:mm”</text:span></text:p>
                </table:table-cell>
              </table:table-row>
              <table:table-row>
                <table:table-cell table:style-name="Tabla8.A2" office:value-type="string">
                  <text:p text:style-name="P10"><text:span text:style-name="T7">to</text:span><text:span text:style-name="T5">_date=</text:span></text:p>
                </table:table-cell>
                <table:table-cell table:style-name="Tabla8.B2" office:value-type="string">
                  <text:p text:style-name="P13"><text:span text:style-name="T7">F</text:span><text:span text:style-name="T5">echa (y hora) </text:span><text:span text:style-name="T7">hasta</text:span><text:span text:style-name="T5"> la que obtener citas. Debe seguir el formato “yyyy-MM-dd HH:mm”</text:span></text:p>
                </table:table-cell>
              </table:table-row>
              <table:table-row>
                <table:table-cell table:style-name="Tabla8.A2" office:value-type="string">
                  <text:p text:style-name="P38">calendar=</text:p>
                </table:table-cell>
                <table:table-cell table:style-name="Tabla8.B2" office:value-type="string">
                  <text:p text:style-name="P39">Entero con el ID de calendario por el que filtrar. Debe ser mayor que 0.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a3.A4" office:value-type="float" office:value="0">
            <text:p text:style-name="P21">Devuelve</text:p>
          </table:table-cell>
          <table:table-cell table:style-name="Tabla3.B4" office:value-type="float" office:value="0">
            <table:table table:name="Tabla9" table:style-name="Tabla9">
              <table:table-column table:style-name="Tabla9.A"/>
              <table:table-column table:style-name="Tabla9.B"/>
              <table:table-row>
                <table:table-cell table:style-name="Tabla9.A1" office:value-type="string">
                  <text:p text:style-name="P38">200</text:p>
                </table:table-cell>
                <table:table-cell table:style-name="Tabla9.B1" office:value-type="string">
                  <text:p text:style-name="P38">OK + {{{{DATOS}}}}}</text:p>
                </table:table-cell>
              </table:table-row>
              <table:table-row>
                <table:table-cell table:style-name="Tabla9.A2" office:value-type="string">
                  <text:p text:style-name="P38">204</text:p>
                </table:table-cell>
                <table:table-cell table:style-name="Tabla9.B2" office:value-type="string">
                  <text:p text:style-name="P38">No content (si el usuario no tiene citas)</text:p>
                </table:table-cell>
              </table:table-row>
              <table:table-row>
                <table:table-cell table:style-name="Tabla9.A2" office:value-type="string">
                  <text:p text:style-name="P38">404</text:p>
                </table:table-cell>
                <table:table-cell table:style-name="Tabla9.B2" office:value-type="string">
                  <text:p text:style-name="P38">Not found (si no existe el usuario)</text:p>
                </table:table-cell>
              </table:table-row>
            </table:table>
            <text:p text:style-name="P8"/>
          </table:table-cell>
        </table:table-row>
      </table:table>
      <text:p text:style-name="P1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float" office:value="0">
            <text:p text:style-name="P63">URI</text:p>
          </table:table-cell>
          <table:table-cell table:style-name="Tabla5.B1" office:value-type="float" office:value="0">
            <text:p text:style-name="P5"><text:span text:style-name="T6">http://localhost:8080/SOSCalendar/webresources</text:span><text:span text:style-name="T1">/dates</text:span><text:span text:style-name="T2">count</text:span><text:span text:style-name="T1">/{id_usu}</text:span></text:p>
          </table:table-cell>
        </table:table-row>
        <table:table-row>
          <table:table-cell table:style-name="Tabla5.A1" office:value-type="float" office:value="0">
            <text:p text:style-name="P50">Método</text:p>
          </table:table-cell>
          <table:table-cell table:style-name="Tabla5.B2" office:value-type="string">
            <text:p text:style-name="P23">GET</text:p>
          </table:table-cell>
        </table:table-row>
        <table:table-row>
          <table:table-cell table:style-name="Tabla5.A1" office:value-type="float" office:value="0">
            <text:p text:style-name="P52">Cadena consulta</text:p>
          </table:table-cell>
          <table:table-cell table:style-name="Tabla5.B3" office:value-type="float" office:value="0">
            <table:table table:name="Tabla13" table:style-name="Tabla13">
              <table:table-column table:style-name="Tabla13.A"/>
              <table:table-column table:style-name="Tabla13.B"/>
              <table:table-row table:style-name="Tabla13.1">
                <table:table-cell table:style-name="Tabla13.A1" office:value-type="string">
                  <text:p text:style-name="P34">period=</text:p>
                </table:table-cell>
                <table:table-cell table:style-name="Tabla13.B1" office:value-type="string">
                  <text:p text:style-name="P14"><text:span text:style-name="T8">Cadena que indica en qué periodo se quiere hacer la cuenta. Puede ser </text:span><text:span text:style-name="T9">day</text:span><text:span text:style-name="T8">, para contar el número de citas que hay en el día actual; </text:span><text:span text:style-name="T9">week</text:span><text:span text:style-name="T8">, para la semana actual; </text:span><text:span text:style-name="T9">month</text:span><text:span text:style-name="T8">, para el mes y </text:span><text:span text:style-name="T9">year</text:span><text:span text:style-name="T8"> para el año.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5.A4" office:value-type="float" office:value="0">
            <text:p text:style-name="P50">Devuelve</text:p>
          </table:table-cell>
          <table:table-cell table:style-name="Tabla5.B4" office:value-type="float" office:value="0">
            <table:table table:name="Tabla14" table:style-name="Tabla14">
              <table:table-column table:style-name="Tabla14.A"/>
              <table:table-column table:style-name="Tabla14.B"/>
              <table:table-row>
                <table:table-cell table:style-name="Tabla14.A1" office:value-type="string">
                  <text:p text:style-name="P34">200</text:p>
                </table:table-cell>
                <table:table-cell table:style-name="Tabla14.B1" office:value-type="string">
                  <text:p text:style-name="P11"><text:span text:style-name="T7">OK + </text:span><text:span text:style-name="T8">Texto plano con el número de citas.</text:span></text:p>
                </table:table-cell>
              </table:table-row>
              <table:table-row>
                <table:table-cell table:style-name="Tabla14.A2" office:value-type="string">
                  <text:p text:style-name="P34">404</text:p>
                </table:table-cell>
                <table:table-cell table:style-name="Tabla14.B2" office:value-type="string">
                  <text:p text:style-name="P11"><text:span text:style-name="T7">Not found (si no existe el usuario</text:span><text:span text:style-name="T8">)</text:span></text:p>
                </table:table-cell>
              </table:table-row>
            </table:table>
            <text:p text:style-name="P8"/>
          </table:table-cell>
        </table:table-row>
      </table:table>
      <text:p text:style-name="P1"/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float" office:value="0">
            <text:p text:style-name="P64">URI</text:p>
          </table:table-cell>
          <table:table-cell table:style-name="Tabla6.B1" office:value-type="float" office:value="0">
            <text:p text:style-name="P62"><text:span text:style-name="T6">http://localhost:8080/SOSCalendar/webresources</text:span><text:span text:style-name="T1">/</text:span><text:span text:style-name="T4">users</text:span><text:span text:style-name="T1">/{id_usu}</text:span></text:p>
          </table:table-cell>
        </table:table-row>
        <table:table-row>
          <table:table-cell table:style-name="Tabla6.A1" office:value-type="float" office:value="0">
            <text:p text:style-name="P51">Método</text:p>
          </table:table-cell>
          <table:table-cell table:style-name="Tabla6.B2" office:value-type="string">
            <text:p text:style-name="P24">GET</text:p>
          </table:table-cell>
        </table:table-row>
        <table:table-row>
          <table:table-cell table:style-name="Tabla6.A3" office:value-type="float" office:value="0">
            <text:p text:style-name="P51">Devuelve</text:p>
          </table:table-cell>
          <table:table-cell table:style-name="Tabla6.B3" office:value-type="float" office:value="0">
            <table:table table:name="Tabla27" table:style-name="Tabla27">
              <table:table-column table:style-name="Tabla27.A"/>
              <table:table-column table:style-name="Tabla27.B"/>
              <table:table-row>
                <table:table-cell table:style-name="Tabla27.A1" office:value-type="string">
                  <text:p text:style-name="P35">200</text:p>
                </table:table-cell>
                <table:table-cell table:style-name="Tabla27.B1" office:value-type="string">
                  <text:p text:style-name="P45"><text:span text:style-name="T7">OK + {{{{DATOS}}}}}</text:span></text:p>
                </table:table-cell>
              </table:table-row>
              <table:table-row>
                <table:table-cell table:style-name="Tabla27.A2" office:value-type="string">
                  <text:p text:style-name="P35">404</text:p>
                </table:table-cell>
                <table:table-cell table:style-name="Tabla27.B2" office:value-type="string">
                  <text:p text:style-name="P45"><text:span text:style-name="T7">Not found (si no existe el usuario</text:span><text:span text:style-name="T8">)</text:span></text:p>
                </table:table-cell>
              </table:table-row>
            </table:table>
            <text:p text:style-name="P30"/>
          </table:table-cell>
        </table:table-row>
      </table:table>
      <text:p text:style-name="P19"/>
      <text:p text:style-name="P19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float" office:value="0">
            <text:p text:style-name="P64">URI</text:p>
          </table:table-cell>
          <table:table-cell table:style-name="Tabla29.B1" office:value-type="float" office:value="0">
            <text:p text:style-name="P62"><text:span text:style-name="T6">http://localhost:8080/SOSCalendar/webresources</text:span><text:span text:style-name="T1">/</text:span><text:span text:style-name="T4">users</text:span><text:span text:style-name="T1">/{id_usu}</text:span></text:p>
          </table:table-cell>
        </table:table-row>
        <table:table-row>
          <table:table-cell table:style-name="Tabla29.A1" office:value-type="float" office:value="0">
            <text:p text:style-name="P51">Método</text:p>
          </table:table-cell>
          <table:table-cell table:style-name="Tabla29.B2" office:value-type="string">
            <text:p text:style-name="P24"><text:span text:style-name="T11">DELETE</text:span></text:p>
          </table:table-cell>
        </table:table-row>
        <table:table-row>
          <table:table-cell table:style-name="Tabla29.A3" office:value-type="float" office:value="0">
            <text:p text:style-name="P51">Devuelve</text:p>
          </table:table-cell>
          <table:table-cell table:style-name="Tabla29.B3" office:value-type="float" office:value="0">
            <table:table table:name="Tabla30" table:style-name="Tabla30">
              <table:table-column table:style-name="Tabla30.A"/>
              <table:table-column table:style-name="Tabla30.B"/>
              <table:table-row>
                <table:table-cell table:style-name="Tabla30.A1" office:value-type="string">
                  <text:p text:style-name="P35">200</text:p>
                </table:table-cell>
                <table:table-cell table:style-name="Tabla30.B1" office:value-type="string">
                  <text:p text:style-name="P45"><text:span text:style-name="T7">OK + {{{{DATOS}}}}}</text:span></text:p>
                </table:table-cell>
              </table:table-row>
              <table:table-row>
                <table:table-cell table:style-name="Tabla30.A2" office:value-type="string">
                  <text:p text:style-name="P35">404</text:p>
                </table:table-cell>
                <table:table-cell table:style-name="Tabla30.B2" office:value-type="string">
                  <text:p text:style-name="P45"><text:span text:style-name="T7">Not found (si no existe el usuario</text:span><text:span text:style-name="T8">)</text:span></text:p>
                </table:table-cell>
              </table:table-row>
            </table:table>
            <text:p text:style-name="P30"/>
          </table:table-cell>
        </table:table-row>
      </table:table>
      <text:p text:style-name="P19"/>
      <text:p text:style-name="P19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float" office:value="0">
            <text:p text:style-name="P64">URI</text:p>
          </table:table-cell>
          <table:table-cell table:style-name="Tabla7.B1" office:value-type="float" office:value="0">
            <text:p text:style-name="P62"><text:span text:style-name="T6">http://localhost:8080/SOSCalendar/webresources</text:span><text:span text:style-name="T1">/</text:span><text:span text:style-name="T4">users</text:span></text:p>
          </table:table-cell>
        </table:table-row>
        <table:table-row>
          <table:table-cell table:style-name="Tabla7.A1" office:value-type="float" office:value="0">
            <text:p text:style-name="P51">Método</text:p>
          </table:table-cell>
          <table:table-cell table:style-name="Tabla7.B2" office:value-type="string">
            <text:p text:style-name="P24"><text:span text:style-name="T11">POST</text:span></text:p>
          </table:table-cell>
        </table:table-row>
        <table:table-row>
          <table:table-cell table:style-name="Tabla7.A3" office:value-type="float" office:value="0">
            <text:p text:style-name="P51">Devuelve</text:p>
          </table:table-cell>
          <table:table-cell table:style-name="Tabla7.B3" office:value-type="float" office:value="0">
            <table:table table:name="Tabla28" table:style-name="Tabla28">
              <table:table-column table:style-name="Tabla28.A"/>
              <table:table-column table:style-name="Tabla28.B"/>
              <table:table-row>
                <table:table-cell table:style-name="Tabla28.A1" office:value-type="string">
                  <text:p text:style-name="P35">20<text:span text:style-name="T11">1</text:span></text:p>
                </table:table-cell>
                <table:table-cell table:style-name="Tabla28.B1" office:value-type="string">
                  <text:p text:style-name="P41"><text:span text:style-name="T7">Created + Location con ur</text:span><text:span text:style-name="T11">i</text:span><text:span text:style-name="T7"> del nuevo </text:span><text:span text:style-name="T11">usuario</text:span></text:p>
                </table:table-cell>
              </table:table-row>
            </table:table>
            <text:p text:style-name="P3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7:19:51</meta:creation-date>
    <dc:date>2013-05-18T12:57:28</dc:date>
    <meta:editing-duration>PT37M16S</meta:editing-duration>
    <meta:editing-cycles>3</meta:editing-cycles>
    <meta:generator>LibreOffice/3.6$Linux_X86_64 LibreOffice_project/360m1$Build-2</meta:generator>
    <meta:document-statistic meta:table-count="30" meta:image-count="0" meta:object-count="0" meta:page-count="3" meta:paragraph-count="150" meta:word-count="421" meta:character-count="3089" meta:non-whitespace-character-count="2818"/>
  </office:meta>
</office:document-meta>
</file>